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style:use-window-font-color="true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background-color="#ffff00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C$1:.C1]))*[.B1]" office:value-type="float" office:value="494" calcext:value-type="float">
            <text:p>494</text:p>
          </table:table-cell>
          <table:table-cell/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(30-SUM([.H$1:.H1]))*[.G1]" office:value-type="float" office:value="84" calcext:value-type="float">
            <text:p>84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M$1:.M1]))*[.L1]" office:value-type="float" office:value="494" calcext:value-type="float">
            <text:p>494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R$1:.R1]))*[.Q1]" office:value-type="float" office:value="494" calcext:value-type="float">
            <text:p>494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W$1:.W1]))*[.V1]" office:value-type="float" office:value="494" calcext:value-type="float">
            <text:p>494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AB$1:.AB1]))*[.AA1]"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C$1:.C2]))*[.B2]" office:value-type="float" office:value="484" calcext:value-type="float">
            <text:p>484</text:p>
          </table:table-cell>
          <table:table-cell/>
          <table:table-cell office:value-type="string" calcext:value-type="string">
            <text:p>J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H$1:.H2]))*[.G2]" office:value-type="float" office:value="0" calcext:value-type="float">
            <text:p>0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M$1:.M2]))*[.L2]" office:value-type="float" office:value="484" calcext:value-type="float">
            <text:p>484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$R$1:.R2]))*[.Q2]" office:value-type="float" office:value="484" calcext:value-type="float">
            <text:p>484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W$1:.W2]))*[.V2]" office:value-type="float" office:value="484" calcext:value-type="float">
            <text:p>484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AB$1:.AB2]))*[.AA2]" office:value-type="float" office:value="484" calcext:value-type="float">
            <text:p>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C$1:.C3]))*[.B3]" office:value-type="float" office:value="152" calcext:value-type="float">
            <text:p>152</text:p>
          </table:table-cell>
          <table:table-cell/>
          <table:table-cell office:value-type="string" calcext:value-type="string">
            <text:p>P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 (30-SUM([.H$1:.H3]))*[.G3]" office:value-type="float" office:value="460" calcext:value-type="float">
            <text:p>460</text:p>
          </table:table-cell>
          <table:table-cell/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M$1:.M3]))*[.L3]" office:value-type="float" office:value="152" calcext:value-type="float">
            <text:p>152</text:p>
          </table:table-cell>
          <table:table-cell/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$R$1:.R3]))*[.Q3]" office:value-type="float" office:value="152" calcext:value-type="float">
            <text:p>152</text:p>
          </table:table-cell>
          <table:table-cell/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W$1:.W3]))*[.V3]" office:value-type="float" office:value="152" calcext:value-type="float">
            <text:p>152</text:p>
          </table:table-cell>
          <table:table-cell/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AB$1:.AB3]))*[.AA3]" office:value-type="float" office:value="152" calcext:value-type="float">
            <text:p>1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C$1:.C4]))*[.B4]" office:value-type="float" office:value="0" calcext:value-type="float">
            <text:p>0</text:p>
          </table:table-cell>
          <table:table-cell/>
          <table:table-cell office:value-type="string" calcext:value-type="string">
            <text:p>IF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 (30-SUM([.H$1:.H4]))*[.G4]" office:value-type="float" office:value="475" calcext:value-type="float">
            <text:p>475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 (30-SUM([.M$1:.M4]))*[.L4]" office:value-type="float" office:value="176" calcext:value-type="float">
            <text:p>176</text:p>
          </table:table-cell>
          <table:table-cell/>
          <table:table-cell office:value-type="string" calcext:value-type="string">
            <text:p>TO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(30-SUM([.$R$1:.R4]))*[.Q4]" office:value-type="float" office:value="48" calcext:value-type="float">
            <text:p>48</text:p>
          </table:table-cell>
          <table:table-cell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W$1:.W4]))*[.V4]" office:value-type="float" office:value="0" calcext:value-type="float">
            <text:p>0</text:p>
          </table:table-cell>
          <table:table-cell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AB$1:.AB4]))*[.AA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C$1:.C5]))*[.B5]" office:value-type="float" office:value="0" calcext:value-type="float">
            <text:p>0</text:p>
          </table:table-cell>
          <table:table-cell/>
          <table:table-cell office:value-type="string" calcext:value-type="string">
            <text:p>I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 (30-SUM([.H$1:.H5]))*[.G5]" office:value-type="float" office:value="195" calcext:value-type="float">
            <text:p>195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 (30-SUM([.M$1:.M5]))*[.L5]" office:value-type="float" office:value="168" calcext:value-type="float">
            <text:p>168</text:p>
          </table:table-cell>
          <table:table-cell/>
          <table:table-cell office:value-type="string" calcext:value-type="string">
            <text:p>J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$R$1:.R5]))*[.Q5]" office:value-type="float" office:value="0" calcext:value-type="float">
            <text:p>0</text:p>
          </table:table-cell>
          <table:table-cell/>
          <table:table-cell office:value-type="string" calcext:value-type="string">
            <text:p>J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 (30-SUM([.W$1:.W5]))*[.V5]" office:value-type="float" office:value="126" calcext:value-type="float">
            <text:p>126</text:p>
          </table:table-cell>
          <table:table-cell/>
          <table:table-cell office:value-type="string" calcext:value-type="string">
            <text:p>J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AB$1:.AB5]))*[.AA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 (30-SUM([.C$1:.C6]))*[.B6]" office:value-type="float" office:value="240" calcext:value-type="float">
            <text:p>240</text:p>
          </table:table-cell>
          <table:table-cell/>
          <table:table-cell office:value-type="string" calcext:value-type="string">
            <text:p>SV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 (30-SUM([.H$1:.H6]))*[.G6]" office:value-type="float" office:value="192" calcext:value-type="float">
            <text:p>192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 (30-SUM([.M$1:.M6]))*[.L6]" office:value-type="float" office:value="184" calcext:value-type="float">
            <text:p>184</text:p>
          </table:table-cell>
          <table:table-cell/>
          <table:table-cell office:value-type="string" calcext:value-type="string">
            <text:p>P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 (30-SUM([.$R$1:.R6]))*[.Q6]" office:value-type="float" office:value="220" calcext:value-type="float">
            <text:p>220</text:p>
          </table:table-cell>
          <table:table-cell/>
          <table:table-cell office:value-type="string" calcext:value-type="string">
            <text:p>P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 (30-SUM([.W$1:.W6]))*[.V6]" office:value-type="float" office:value="220" calcext:value-type="float">
            <text:p>220</text:p>
          </table:table-cell>
          <table:table-cell/>
          <table:table-cell office:value-type="string" calcext:value-type="string">
            <text:p>P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 (30-SUM([.AB$1:.AB6]))*[.AA6]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 (30-SUM([.C$1:.C7]))*[.B7]" office:value-type="float" office:value="200" calcext:value-type="float">
            <text:p>200</text:p>
          </table:table-cell>
          <table:table-cell/>
          <table:table-cell office:value-type="string" calcext:value-type="string">
            <text:p>KE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 (30-SUM([.H$1:.H7]))*[.G7]" office:value-type="float" office:value="168" calcext:value-type="float">
            <text:p>168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M$1:.M7]))*[.L7]" office:value-type="float" office:value="0" calcext:value-type="float">
            <text:p>0</text:p>
          </table:table-cell>
          <table:table-cell/>
          <table:table-cell office:value-type="string" calcext:value-type="string">
            <text:p>IF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 (30-SUM([.$R$1:.R7]))*[.Q7]" office:value-type="float" office:value="175" calcext:value-type="float">
            <text:p>175</text:p>
          </table:table-cell>
          <table:table-cell/>
          <table:table-cell office:value-type="string" calcext:value-type="string">
            <text:p>IF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 (30-SUM([.W$1:.W7]))*[.V7]" office:value-type="float" office:value="175" calcext:value-type="float">
            <text:p>175</text:p>
          </table:table-cell>
          <table:table-cell/>
          <table:table-cell office:value-type="string" calcext:value-type="string">
            <text:p>IF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 (30-SUM([.AB$1:.AB7]))*[.AA7]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 (30-SUM([.C$1:.C8]))*[.B8]" office:value-type="float" office:value="52" calcext:value-type="float">
            <text:p>52</text:p>
          </table:table-cell>
          <table:table-cell/>
          <table:table-cell office:value-type="string" calcext:value-type="string">
            <text:p>J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H$1:.H8]))*[.G8]" office:value-type="float" office:value="0" calcext:value-type="float">
            <text:p>0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M$1:.M8]))*[.L8]" office:value-type="float" office:value="0" calcext:value-type="float">
            <text:p>0</text:p>
          </table:table-cell>
          <table:table-cell/>
          <table:table-cell office:value-type="string" calcext:value-type="string">
            <text:p>I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 (30-SUM([.$R$1:.R8]))*[.Q8]" office:value-type="float" office:value="39" calcext:value-type="float">
            <text:p>39</text:p>
          </table:table-cell>
          <table:table-cell/>
          <table:table-cell office:value-type="string" calcext:value-type="string">
            <text:p>I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 (30-SUM([.W$1:.W8]))*[.V8]" office:value-type="float" office:value="39" calcext:value-type="float">
            <text:p>39</text:p>
          </table:table-cell>
          <table:table-cell/>
          <table:table-cell office:value-type="string" calcext:value-type="string">
            <text:p>I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 (30-SUM([.AB$1:.AB8]))*[.AA8]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 (30-SUM([.C$1:.C9]))*[.B9]" office:value-type="float" office:value="21" calcext:value-type="float">
            <text:p>21</text:p>
          </table:table-cell>
          <table:table-cell/>
          <table:table-cell office:value-type="string" calcext:value-type="string">
            <text:p>TO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 (30-SUM([.H$1:.H9]))*[.G9]" office:value-type="float" office:value="18" calcext:value-type="float">
            <text:p>18</text:p>
          </table:table-cell>
          <table:table-cell/>
          <table:table-cell office:value-type="string" calcext:value-type="string">
            <text:p>PT</text:p>
          </table:table-cell>
          <table:table-cell table:number-columns-repeated="2"/>
          <table:table-cell table:formula="of:= (30-SUM([.M$1:.M9]))*[.L9]" office:value-type="float" office:value="0" calcext:value-type="float">
            <text:p>0</text:p>
          </table:table-cell>
          <table:table-cell/>
          <table:table-cell office:value-type="string" calcext:value-type="string">
            <text:p>SV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 (30-SUM([.$R$1:.R9]))*[.Q9]" office:value-type="float" office:value="0" calcext:value-type="float">
            <text:p>0</text:p>
          </table:table-cell>
          <table:table-cell/>
          <table:table-cell office:value-type="string" calcext:value-type="string">
            <text:p>KE 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 (30-SUM([.W$1:.W9]))*[.V9]" office:value-type="float" office:value="0" calcext:value-type="float">
            <text:p>0</text:p>
          </table:table-cell>
          <table:table-cell/>
          <table:table-cell office:value-type="string" calcext:value-type="string">
            <text:p>K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 (30-SUM([.AB$1:.AB9]))*[.AA9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H$1:.H10]))*[.G10]"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KE</text:p>
          </table:table-cell>
          <table:table-cell table:number-columns-repeated="12"/>
          <table:table-cell table:formula="of:= (30-SUM([.AB$1:.AB10]))*[.AA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formula="of:=SUM([.C1:.C10])" office:value-type="float" office:value="29" calcext:value-type="float">
            <text:p>29</text:p>
          </table:table-cell>
          <table:table-cell table:style-name="ce1" table:formula="of:=SUM([.D1:.D10])" office:value-type="float" office:value="1643" calcext:value-type="float">
            <text:p>1643</text:p>
          </table:table-cell>
          <table:table-cell table:number-columns-repeated="3"/>
          <table:table-cell table:style-name="ce1" table:formula="of:=SUM([.H1:.H10])" office:value-type="float" office:value="28" calcext:value-type="float">
            <text:p>28</text:p>
          </table:table-cell>
          <table:table-cell table:style-name="ce1" table:formula="of:=SUM([.I1:.I10])" office:value-type="float" office:value="1630" calcext:value-type="float">
            <text:p>1630</text:p>
          </table:table-cell>
          <table:table-cell table:style-name="ce1"/>
          <table:table-cell table:number-columns-repeated="2"/>
          <table:table-cell table:style-name="ce1" table:formula="of:=SUM([.M1:.M10])" office:value-type="float" office:value="28" calcext:value-type="float">
            <text:p>28</text:p>
          </table:table-cell>
          <table:table-cell table:style-name="ce1" table:formula="of:=SUM([.N1:.N10])" office:value-type="float" office:value="1658" calcext:value-type="float">
            <text:p>1658</text:p>
          </table:table-cell>
          <table:table-cell table:style-name="ce1"/>
          <table:table-cell table:number-columns-repeated="2"/>
          <table:table-cell table:formula="of:=SUM([.R1:.R10])" office:value-type="float" office:value="30" calcext:value-type="float">
            <text:p>30</text:p>
          </table:table-cell>
          <table:table-cell table:style-name="ce1" table:formula="of:=SUM([.S1:.S10])" office:value-type="float" office:value="1612" calcext:value-type="float">
            <text:p>1612</text:p>
          </table:table-cell>
          <table:table-cell table:number-columns-repeated="3"/>
          <table:table-cell table:style-name="ce1" table:formula="of:=SUM([.W1:.W10])" office:value-type="float" office:value="30" calcext:value-type="float">
            <text:p>30</text:p>
          </table:table-cell>
          <table:table-cell table:style-name="ce1" table:formula="of:=SUM([.X1:.X10])" office:value-type="float" office:value="1690" calcext:value-type="float">
            <text:p>1690</text:p>
          </table:table-cell>
          <table:table-cell table:number-columns-repeated="3"/>
          <table:table-cell table:style-name="ce1" table:formula="of:=SUM([.AB1:.AB10])" office:value-type="float" office:value="29" calcext:value-type="float">
            <text:p>29</text:p>
          </table:table-cell>
          <table:table-cell table:style-name="ce1" table:formula="of:=SUM([.AC1:.AC10])" office:value-type="float" office:value="1643" calcext:value-type="float">
            <text:p>1643</text:p>
          </table:table-cell>
          <table:table-cell table:number-columns-repeated="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C$13:.C13]))*[.B13]" office:value-type="float" office:value="494" calcext:value-type="float">
            <text:p>494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H$13:.H13]))*[.G13]" office:value-type="float" office:value="494" calcext:value-type="float">
            <text:p>494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M$13:.M13]))*[.L13]" office:value-type="float" office:value="494" calcext:value-type="float">
            <text:p>494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R$13:.R13]))*[.Q13]" office:value-type="float" office:value="494" calcext:value-type="float">
            <text:p>494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W$13:.W13]))*[.V13]" office:value-type="float" office:value="494" calcext:value-type="float">
            <text:p>494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AB$13:.AB13]))*[.AA13]" office:value-type="float" office:value="494" calcext:value-type="float">
            <text:p>494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AG$13:.AG13]))*[.AF13]"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C$13:.C14]))*[.B14]" office:value-type="float" office:value="484" calcext:value-type="float">
            <text:p>484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H$13:.H14]))*[.G14]" office:value-type="float" office:value="484" calcext:value-type="float">
            <text:p>484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M$13:.M14]))*[.L14]" office:value-type="float" office:value="484" calcext:value-type="float">
            <text:p>484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R$13:.R14]))*[.Q14]" office:value-type="float" office:value="484" calcext:value-type="float">
            <text:p>484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 (30-SUM([.W$13:.W14]))*[.V14]" office:value-type="float" office:value="253" calcext:value-type="float">
            <text:p>253</text:p>
          </table:table-cell>
          <table:table-cell/>
          <table:table-cell office:value-type="string" calcext:value-type="string">
            <text:p>Q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(30-SUM([.AB$13:.AB14]))*[.AA14]" office:value-type="float" office:value="115" calcext:value-type="float">
            <text:p>115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AG$13:.AG14]))*[.AF14]"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C$13:.C15]))*[.B15]" office:value-type="float" office:value="152" calcext:value-type="float">
            <text:p>152</text:p>
          </table:table-cell>
          <table:table-cell/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H$13:.H15]))*[.G15]" office:value-type="float" office:value="152" calcext:value-type="float">
            <text:p>152</text:p>
          </table:table-cell>
          <table:table-cell/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M$13:.M15]))*[.L15]" office:value-type="float" office:value="152" calcext:value-type="float">
            <text:p>152</text:p>
          </table:table-cell>
          <table:table-cell/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R$13:.R15]))*[.Q15]" office:value-type="float" office:value="152" calcext:value-type="float">
            <text:p>152</text:p>
          </table:table-cell>
          <table:table-cell/>
          <table:table-cell office:value-type="string" calcext:value-type="string">
            <text:p>PT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 (30-SUM([.W$13:.W15]))*[.V15]" office:value-type="float" office:value="342" calcext:value-type="float">
            <text:p>342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 (30-SUM([.AB$13:.AB15]))*[.AA15]" office:value-type="float" office:value="209" calcext:value-type="float">
            <text:p>209</text:p>
          </table:table-cell>
          <table:table-cell/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AG$13:.AG15]))*[.AF15]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O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 (30-SUM([.C$13:.C16]))*[.B16]" office:value-type="float" office:value="176" calcext:value-type="float">
            <text:p>176</text:p>
          </table:table-cell>
          <table:table-cell/>
          <table:table-cell office:value-type="string" calcext:value-type="string">
            <text:p>Q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 (30-SUM([.H$13:.H16]))*[.G16]" office:value-type="float" office:value="75" calcext:value-type="float">
            <text:p>75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 (30-SUM([.M$13:.M16]))*[.L16]" office:value-type="float" office:value="176" calcext:value-type="float">
            <text:p>176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 (30-SUM([.R$13:.R16]))*[.Q16]" office:value-type="float" office:value="176" calcext:value-type="float">
            <text:p>176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W$13:.W16]))*[.V16]" office:value-type="float" office:value="0" calcext:value-type="float">
            <text:p>0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 (30-SUM([.AB$13:.AB16]))*[.AA16]" office:value-type="float" office:value="210" calcext:value-type="float">
            <text:p>210</text:p>
          </table:table-cell>
          <table:table-cell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AG$13:.AG16]))*[.AF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 (30-SUM([.C$13:.C17]))*[.B17]" office:value-type="float" office:value="168" calcext:value-type="float">
            <text:p>168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 (30-SUM([.H$13:.H17]))*[.G17]" office:value-type="float" office:value="121" calcext:value-type="float">
            <text:p>121</text:p>
          </table:table-cell>
          <table:table-cell/>
          <table:table-cell office:value-type="string" calcext:value-type="string">
            <text:p>PT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 (30-SUM([.M$13:.M17]))*[.L17]" office:value-type="float" office:value="216" calcext:value-type="float">
            <text:p>216</text:p>
          </table:table-cell>
          <table:table-cell/>
          <table:table-cell office:value-type="string" calcext:value-type="string">
            <text:p>PT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 (30-SUM([.R$13:.R17]))*[.Q17]" office:value-type="float" office:value="216" calcext:value-type="float">
            <text:p>216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 (30-SUM([.W$13:.W17]))*[.V17]" office:value-type="float" office:value="168" calcext:value-type="float">
            <text:p>168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 (30-SUM([.AB$13:.AB17]))*[.AA17]" office:value-type="float" office:value="253" calcext:value-type="float">
            <text:p>253</text:p>
          </table:table-cell>
          <table:table-cell/>
          <table:table-cell office:value-type="string" calcext:value-type="string">
            <text:p>J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AG$13:.AG17]))*[.AF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 (30-SUM([.C$13:.C18]))*[.B18]" office:value-type="float" office:value="184" calcext:value-type="float">
            <text:p>184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 (30-SUM([.H$13:.H18]))*[.G18]" office:value-type="float" office:value="98" calcext:value-type="float">
            <text:p>98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M$13:.M18]))*[.L18]" office:value-type="float" office:value="0" calcext:value-type="float">
            <text:p>0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R$13:.R18]))*[.Q18]" office:value-type="float" office:value="0" calcext:value-type="float">
            <text:p>0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 (30-SUM([.W$13:.W18]))*[.V18]" office:value-type="float" office:value="184" calcext:value-type="float">
            <text:p>184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AB$13:.AB18]))*[.AA18]" office:value-type="float" office:value="0" calcext:value-type="float">
            <text:p>0</text:p>
          </table:table-cell>
          <table:table-cell/>
          <table:table-cell office:value-type="string" calcext:value-type="string">
            <text:p>P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 (30-SUM([.AG$13:.AG18]))*[.AF18]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C$13:.C19]))*[.B19]" office:value-type="float" office:value="0" calcext:value-type="float">
            <text:p>0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 (30-SUM([.H$13:.H19]))*[.G19]" office:value-type="float" office:value="69" calcext:value-type="float">
            <text:p>69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 (30-SUM([.M$13:.M19]))*[.L19]" office:value-type="float" office:value="70" calcext:value-type="float">
            <text:p>70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 (30-SUM([.R$13:.R19]))*[.Q19]" office:value-type="float" office:value="70" calcext:value-type="float">
            <text:p>70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W$13:.W19]))*[.V19]" office:value-type="float" office:value="0" calcext:value-type="float">
            <text:p>0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AB$13:.AB19]))*[.AA19]" office:value-type="float" office:value="0" calcext:value-type="float">
            <text:p>0</text:p>
          </table:table-cell>
          <table:table-cell/>
          <table:table-cell office:value-type="string" calcext:value-type="string">
            <text:p>IF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 (30-SUM([.AG$13:.AG19]))*[.AF19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O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C$13:.C20]))*[.B20]" office:value-type="float" office:value="0" calcext:value-type="float">
            <text:p>0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H$13:.H20]))*[.G20]" office:value-type="float" office:value="0" calcext:value-type="float">
            <text:p>0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 (30-SUM([.M$13:.M20]))*[.L20]" office:value-type="float" office:value="23" calcext:value-type="float">
            <text:p>23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 (30-SUM([.R$13:.R20]))*[.Q20]" office:value-type="float" office:value="23" calcext:value-type="float">
            <text:p>23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W$13:.W20]))*[.V20]" office:value-type="float" office:value="0" calcext:value-type="float">
            <text:p>0</text:p>
          </table:table-cell>
          <table:table-cell/>
          <table:table-cell office:value-type="string" calcext:value-type="string">
            <text:p>PT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 (30-SUM([.AB$13:.AB20]))*[.AA20]" office:value-type="float" office:value="18" calcext:value-type="float">
            <text:p>18</text:p>
          </table:table-cell>
          <table:table-cell/>
          <table:table-cell office:value-type="string" calcext:value-type="string">
            <text:p>I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 (30-SUM([.AG$13:.AG20]))*[.AF20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2"/>
          <table:table-cell table:formula="of:= (30-SUM([.C$13:.C21]))*[.B21]" office:value-type="float" office:value="0" calcext:value-type="float">
            <text:p>0</text:p>
          </table:table-cell>
          <table:table-cell table:number-columns-repeated="4"/>
          <table:table-cell table:formula="of:= (30-SUM([.H$13:.H21]))*[.G21]" office:value-type="float" office:value="0" calcext:value-type="float">
            <text:p>0</text:p>
          </table:table-cell>
          <table:table-cell table:number-columns-repeated="4"/>
          <table:table-cell table:formula="of:= (30-SUM([.M$13:.M21]))*[.L21]" office:value-type="float" office:value="0" calcext:value-type="float">
            <text:p>0</text:p>
          </table:table-cell>
          <table:table-cell table:number-columns-repeated="4"/>
          <table:table-cell table:formula="of:= (30-SUM([.R$13:.R21]))*[.Q21]" office:value-type="float" office:value="0" calcext:value-type="float">
            <text:p>0</text:p>
          </table:table-cell>
          <table:table-cell table:number-columns-repeated="4"/>
          <table:table-cell table:formula="of:= (30-SUM([.W$13:.W21]))*[.V21]" office:value-type="float" office:value="0" calcext:value-type="float">
            <text:p>0</text:p>
          </table:table-cell>
          <table:table-cell table:number-columns-repeated="4"/>
          <table:table-cell table:formula="of:= (30-SUM([.AB$13:.AB21]))*[.AA21]" office:value-type="float" office:value="0" calcext:value-type="float">
            <text:p>0</text:p>
          </table:table-cell>
          <table:table-cell/>
          <table:table-cell office:value-type="string" calcext:value-type="string">
            <text:p>K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 (30-SUM([.AG$13:.AG21]))*[.AF21]" office:value-type="float" office:value="21" calcext:value-type="float">
            <text:p>21</text:p>
          </table:table-cell>
        </table:table-row>
        <table:table-row table:style-name="ro1">
          <table:table-cell table:number-columns-repeated="30"/>
          <table:table-cell office:value-type="string" calcext:value-type="string">
            <text:p>IR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SUM([.C13:.C22])" office:value-type="float" office:value="28" calcext:value-type="float">
            <text:p>28</text:p>
          </table:table-cell>
          <table:table-cell table:style-name="ce1" table:formula="of:=SUM([.D13:.D22])" office:value-type="float" office:value="1658" calcext:value-type="float">
            <text:p>1658</text:p>
          </table:table-cell>
          <table:table-cell table:number-columns-repeated="3"/>
          <table:table-cell table:formula="of:=SUM([.H13:.H22])" office:value-type="float" office:value="30" calcext:value-type="float">
            <text:p>30</text:p>
          </table:table-cell>
          <table:table-cell table:style-name="ce1" table:formula="of:=SUM([.I13:.I22])" office:value-type="float" office:value="1493" calcext:value-type="float">
            <text:p>1493</text:p>
          </table:table-cell>
          <table:table-cell table:number-columns-repeated="3"/>
          <table:table-cell table:style-name="ce1" table:formula="of:=SUM([.M13:.M22])" office:value-type="float" office:value="29" calcext:value-type="float">
            <text:p>29</text:p>
          </table:table-cell>
          <table:table-cell table:style-name="ce1" table:formula="of:=SUM([.N13:.N22])" office:value-type="float" office:value="1615" calcext:value-type="float">
            <text:p>1615</text:p>
          </table:table-cell>
          <table:table-cell table:style-name="ce1"/>
          <table:table-cell table:number-columns-repeated="2"/>
          <table:table-cell table:style-name="ce1" table:formula="of:=SUM([.R13:.R22])" office:value-type="float" office:value="29" calcext:value-type="float">
            <text:p>29</text:p>
          </table:table-cell>
          <table:table-cell table:style-name="ce1" table:formula="of:=SUM([.S13:.S22])" office:value-type="float" office:value="1615" calcext:value-type="float">
            <text:p>1615</text:p>
          </table:table-cell>
          <table:table-cell table:number-columns-repeated="3"/>
          <table:table-cell table:style-name="ce1" table:formula="of:=SUM([.W13:.W22])" office:value-type="float" office:value="28" calcext:value-type="float">
            <text:p>28</text:p>
          </table:table-cell>
          <table:table-cell table:style-name="ce1" table:formula="of:=SUM([.X13:.X22])" office:value-type="float" office:value="1441" calcext:value-type="float">
            <text:p>1441</text:p>
          </table:table-cell>
          <table:table-cell table:number-columns-repeated="3"/>
          <table:table-cell table:style-name="ce1" table:formula="of:=SUM([.AB13:.AB22])" office:value-type="float" office:value="29" calcext:value-type="float">
            <text:p>29</text:p>
          </table:table-cell>
          <table:table-cell table:style-name="ce1" table:formula="of:=SUM([.AC13:.AC22])" office:value-type="float" office:value="1299" calcext:value-type="float">
            <text:p>1299</text:p>
          </table:table-cell>
          <table:table-cell table:number-columns-repeated="3"/>
          <table:table-cell table:style-name="ce1" table:formula="of:=SUM([.AG13:.AG22])" office:value-type="float" office:value="29" calcext:value-type="float">
            <text:p>29</text:p>
          </table:table-cell>
          <table:table-cell table:style-name="ce1" table:formula="of:=SUM([.AH13:.AH22])" office:value-type="float" office:value="1643" calcext:value-type="float">
            <text:p>1643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C$25:.C25]))*[.B25]" office:value-type="float" office:value="494" calcext:value-type="float">
            <text:p>494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H$25:.H25]))*[.G25]" office:value-type="float" office:value="494" calcext:value-type="float">
            <text:p>494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M$25:.M25]))*[.L25]" office:value-type="float" office:value="494" calcext:value-type="float">
            <text:p>494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R$25:.R25]))*[.Q25]" office:value-type="float" office:value="494" calcext:value-type="float">
            <text:p>494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 (30-SUM([.W$25:.W25]))*[.V25]" office:value-type="float" office:value="286" calcext:value-type="float">
            <text:p>286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AB$25:.AB25]))*[.AA25]" office:value-type="float" office:value="494" calcext:value-type="float">
            <text:p>494</text:p>
          </table:table-cell>
          <table:table-cell/>
          <table:table-cell office:value-type="string" calcext:value-type="string">
            <text:p>E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AG$25:.AG25]))*[.AF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C$25:.C26]))*[.B26]" office:value-type="float" office:value="484" calcext:value-type="float">
            <text:p>484</text:p>
          </table:table-cell>
          <table:table-cell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H$25:.H26]))*[.G26]" office:value-type="float" office:value="0" calcext:value-type="float">
            <text:p>0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M$25:.M26]))*[.L26]" office:value-type="float" office:value="484" calcext:value-type="float">
            <text:p>484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R$25:.R26]))*[.Q26]" office:value-type="float" office:value="484" calcext:value-type="float">
            <text:p>484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 (30-SUM([.W$25:.W26]))*[.V27]" office:value-type="float" office:value="506" calcext:value-type="float">
            <text:p>506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AB$25:.AB26]))*[.AA26]" office:value-type="float" office:value="484" calcext:value-type="float">
            <text:p>484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 (30-SUM([.AG$25:.AG26]))*[.AF26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C$25:.C27]))*[.B27]" office:value-type="float" office:value="152" calcext:value-type="float">
            <text:p>152</text:p>
          </table:table-cell>
          <table:table-cell/>
          <table:table-cell office:value-type="string" calcext:value-type="string">
            <text:p>J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 (30-SUM([.H$25:.H27]))*[.G27]" office:value-type="float" office:value="180" calcext:value-type="float">
            <text:p>180</text:p>
          </table:table-cell>
          <table:table-cell/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M$25:.M27]))*[.L27]" office:value-type="float" office:value="152" calcext:value-type="float">
            <text:p>152</text:p>
          </table:table-cell>
          <table:table-cell/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R$25:.R27]))*[.Q27]" office:value-type="float" office:value="152" calcext:value-type="float">
            <text:p>152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 (30-SUM([.W$25:.W27]))*[.V28]" office:value-type="float" office:value="0" calcext:value-type="float">
            <text:p>0</text:p>
          </table:table-cell>
          <table:table-cell/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AB$25:.AB27]))*[.AA27]" office:value-type="float" office:value="152" calcext:value-type="float">
            <text:p>152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AG$25:.AG27]))*[.AF27]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C$25:.C28]))*[.B28]" office:value-type="float" office:value="0" calcext:value-type="float">
            <text:p>0</text:p>
          </table:table-cell>
          <table:table-cell/>
          <table:table-cell office:value-type="string" calcext:value-type="string">
            <text:p>P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 (30-SUM([.H$25:.H28]))*[.G28]" office:value-type="float" office:value="340" calcext:value-type="float">
            <text:p>340</text:p>
          </table:table-cell>
          <table:table-cell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M$25:.M28]))*[.L28]" office:value-type="float" office:value="0" calcext:value-type="float">
            <text:p>0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 (30-SUM([.R$25:.R28]))*[.Q28]" office:value-type="float" office:value="176" calcext:value-type="float">
            <text:p>176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W$25:.W28]))*[.V29]" office:value-type="float" office:value="0" calcext:value-type="float">
            <text:p>0</text:p>
          </table:table-cell>
          <table:table-cell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AB$25:.AB28]))*[.AA28]" office:value-type="float" office:value="0" calcext:value-type="float">
            <text:p>0</text:p>
          </table:table-cell>
          <table:table-cell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AG$25:.AG28]))*[.AF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 (30-SUM([.C$25:.C29]))*[.B29]" office:value-type="float" office:value="126" calcext:value-type="float">
            <text:p>126</text:p>
          </table:table-cell>
          <table:table-cell/>
          <table:table-cell office:value-type="string" calcext:value-type="string">
            <text:p>IF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 (30-SUM([.H$25:.H29]))*[.G29]" office:value-type="float" office:value="325" calcext:value-type="float">
            <text:p>325</text:p>
          </table:table-cell>
          <table:table-cell/>
          <table:table-cell office:value-type="string" calcext:value-type="string">
            <text:p>J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 (30-SUM([.M$25:.M29]))*[.L29]" office:value-type="float" office:value="126" calcext:value-type="float">
            <text:p>126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 (30-SUM([.R$25:.R29]))*[.Q29]" office:value-type="float" office:value="168" calcext:value-type="float">
            <text:p>168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W$25:.W29]))*[.V30]" office:value-type="float" office:value="60" calcext:value-type="float">
            <text:p>60</text:p>
          </table:table-cell>
          <table:table-cell/>
          <table:table-cell office:value-type="string" calcext:value-type="string">
            <text:p>J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AB$25:.AB29]))*[.AA29]" office:value-type="float" office:value="0" calcext:value-type="float">
            <text:p>0</text:p>
          </table:table-cell>
          <table:table-cell/>
          <table:table-cell office:value-type="string" calcext:value-type="string">
            <text:p>J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AG$25:.AG29]))*[.AF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 (30-SUM([.C$25:.C30]))*[.B30]" office:value-type="float" office:value="220" calcext:value-type="float">
            <text:p>220</text:p>
          </table:table-cell>
          <table:table-cell/>
          <table:table-cell office:value-type="string" calcext:value-type="string">
            <text:p>I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 (30-SUM([.H$25:.H30]))*[.G30]" office:value-type="float" office:value="117" calcext:value-type="float">
            <text:p>117</text:p>
          </table:table-cell>
          <table:table-cell/>
          <table:table-cell office:value-type="string" calcext:value-type="string">
            <text:p>KE 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 (30-SUM([.M$25:.M30]))*[.L30]" office:value-type="float" office:value="231" calcext:value-type="float">
            <text:p>231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 (30-SUM([.R$25:.R30]))*[.Q30]" office:value-type="float" office:value="184" calcext:value-type="float">
            <text:p>184</text:p>
          </table:table-cell>
          <table:table-cell/>
          <table:table-cell office:value-type="string" calcext:value-type="string">
            <text:p>Q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 (30-SUM([.W$25:.W30]))*[.V31]" office:value-type="float" office:value="152" calcext:value-type="float">
            <text:p>152</text:p>
          </table:table-cell>
          <table:table-cell/>
          <table:table-cell office:value-type="string" calcext:value-type="string">
            <text:p>P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 (30-SUM([.AB$25:.AB30]))*[.AA30]" office:value-type="float" office:value="240" calcext:value-type="float">
            <text:p>240</text:p>
          </table:table-cell>
          <table:table-cell/>
          <table:table-cell office:value-type="string" calcext:value-type="string">
            <text:p>P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 (30-SUM([.AG$25:.AG30]))*[.AF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 (30-SUM([.C$25:.C31]))*[.B31]" office:value-type="float" office:value="175" calcext:value-type="float">
            <text:p>175</text:p>
          </table:table-cell>
          <table:table-cell/>
          <table:table-cell office:value-type="string" calcext:value-type="string">
            <text:p>SV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 (30-SUM([.H$25:.H31]))*[.G31]" office:value-type="float" office:value="96" calcext:value-type="float">
            <text:p>96</text:p>
          </table:table-cell>
          <table:table-cell/>
          <table:table-cell office:value-type="string" calcext:value-type="string">
            <text:p>SV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 (30-SUM([.M$25:.M31]))*[.L31]" office:value-type="float" office:value="112" calcext:value-type="float">
            <text:p>112</text:p>
          </table:table-cell>
          <table:table-cell table:number-columns-repeated="4"/>
          <table:table-cell table:formula="of:= (30-SUM([.R$25:.R31]))*[.Q31]" office:value-type="float" office:value="0" calcext:value-type="float">
            <text:p>0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 (30-SUM([.W$25:.W31]))*[.V31]" office:value-type="float" office:value="95" calcext:value-type="float">
            <text:p>95</text:p>
          </table:table-cell>
          <table:table-cell/>
          <table:table-cell office:value-type="string" calcext:value-type="string">
            <text:p>IF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 (30-SUM([.AB$25:.AB31]))*[.AA31]" office:value-type="float" office:value="200" calcext:value-type="float">
            <text:p>200</text:p>
          </table:table-cell>
          <table:table-cell/>
          <table:table-cell office:value-type="string" calcext:value-type="string">
            <text:p>IF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 (30-SUM([.AG$25:.AG31]))*[.AF30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 (30-SUM([.C$25:.C32]))*[.B32]" office:value-type="float" office:value="39" calcext:value-type="float">
            <text:p>39</text:p>
          </table:table-cell>
          <table:table-cell/>
          <table:table-cell office:value-type="string" calcext:value-type="string">
            <text:p>KE 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 (30-SUM([.H$25:.H32]))*[.G32]" office:value-type="float" office:value="42" calcext:value-type="float">
            <text:p>42</text:p>
          </table:table-cell>
          <table:table-cell/>
          <table:table-cell office:value-type="string" calcext:value-type="string">
            <text:p>P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 (30-SUM([.M$25:.M32]))*[.L32]" office:value-type="float" office:value="60" calcext:value-type="float">
            <text:p>60</text:p>
          </table:table-cell>
          <table:table-cell table:number-columns-repeated="4"/>
          <table:table-cell table:formula="of:= (30-SUM([.R$25:.R32]))*[.Q32]" office:value-type="float" office:value="0" calcext:value-type="float">
            <text:p>0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 (30-SUM([.W$25:.W32]))*[.V32]" office:value-type="float" office:value="23" calcext:value-type="float">
            <text:p>23</text:p>
          </table:table-cell>
          <table:table-cell/>
          <table:table-cell office:value-type="string" calcext:value-type="string">
            <text:p>I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 (30-SUM([.AB$25:.AB32]))*[.AA32]" office:value-type="float" office:value="52" calcext:value-type="float">
            <text:p>52</text:p>
          </table:table-cell>
          <table:table-cell/>
          <table:table-cell office:value-type="string" calcext:value-type="string">
            <text:p>I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 (30-SUM([.AG$25:.AG32]))*[.AF31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 (30-SUM([.C$25:.C33]))*[.B33]" office:value-type="float" office:value="0" calcext:value-type="float">
            <text:p>0</text:p>
          </table:table-cell>
          <table:table-cell/>
          <table:table-cell office:value-type="string" calcext:value-type="string">
            <text:p>J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(30-SUM([.H$25:.H33]))*[.G33]" office:value-type="float" office:value="0" calcext:value-type="float">
            <text:p>0</text:p>
          </table:table-cell>
          <table:table-cell/>
          <table:table-cell office:value-type="string" calcext:value-type="string">
            <text:p>IF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 (30-SUM([.M$25:.M33]))*[.L33]" office:value-type="float" office:value="-25" calcext:value-type="float">
            <text:p>-25</text:p>
          </table:table-cell>
          <table:table-cell table:number-columns-repeated="4"/>
          <table:table-cell table:formula="of:= (30-SUM([.R$25:.R33]))*[.Q33]" office:value-type="float" office:value="0" calcext:value-type="float">
            <text:p>0</text:p>
          </table:table-cell>
          <table:table-cell table:number-columns-repeated="4"/>
          <table:table-cell table:formula="of:= (30-SUM([.W$25:.W33]))*[.V33]" office:value-type="float" office:value="0" calcext:value-type="float">
            <text:p>0</text:p>
          </table:table-cell>
          <table:table-cell/>
          <table:table-cell office:value-type="string" calcext:value-type="string">
            <text:p>K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 (30-SUM([.AB$25:.AB33]))*[.AA33]" office:value-type="float" office:value="21" calcext:value-type="float">
            <text:p>21</text:p>
          </table:table-cell>
          <table:table-cell/>
          <table:table-cell office:value-type="string" calcext:value-type="string">
            <text:p>K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 (30-SUM([.AG$25:.AG33]))*[.AF32]" office:value-type="float" office:value="26" calcext:value-type="float">
            <text:p>2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R</text:p>
          </table:table-cell>
          <table:table-cell table:number-columns-repeated="22"/>
          <table:table-cell table:formula="of:= (30-SUM([.AG$25:.AG34]))*[.AF33]"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formula="of:=SUM([.C25:.C34])" office:value-type="float" office:value="30" calcext:value-type="float">
            <text:p>30</text:p>
          </table:table-cell>
          <table:table-cell table:style-name="ce1" table:formula="of:=SUM([.D25:.D34])" office:value-type="float" office:value="1690" calcext:value-type="float">
            <text:p>1690</text:p>
          </table:table-cell>
          <table:table-cell table:number-columns-repeated="3"/>
          <table:table-cell table:formula="of:=SUM([.H25:.H34])" office:value-type="float" office:value="30" calcext:value-type="float">
            <text:p>30</text:p>
          </table:table-cell>
          <table:table-cell table:style-name="ce1" table:formula="of:=SUM([.I25:.I34])" office:value-type="float" office:value="1594" calcext:value-type="float">
            <text:p>1594</text:p>
          </table:table-cell>
          <table:table-cell table:number-columns-repeated="3"/>
          <table:table-cell table:formula="of:=SUM([.M25:.M34])" office:value-type="float" office:value="31" calcext:value-type="float">
            <text:p>31</text:p>
          </table:table-cell>
          <table:table-cell table:style-name="ce1" table:formula="of:=SUM([.N25:.N34])" office:value-type="float" office:value="1634" calcext:value-type="float">
            <text:p>1634</text:p>
          </table:table-cell>
          <table:table-cell table:number-columns-repeated="3"/>
          <table:table-cell table:style-name="ce1" table:formula="of:=SUM([.R25:.R34])" office:value-type="float" office:value="22" calcext:value-type="float">
            <text:p>22</text:p>
          </table:table-cell>
          <table:table-cell table:style-name="ce1" table:formula="of:=SUM([.S25:.S34])" office:value-type="float" office:value="1658" calcext:value-type="float">
            <text:p>1658</text:p>
          </table:table-cell>
          <table:table-cell table:number-columns-repeated="3"/>
          <table:table-cell table:style-name="ce1" table:formula="of:=SUM([.W25:.W34])" office:value-type="float" office:value="29" calcext:value-type="float">
            <text:p>29</text:p>
          </table:table-cell>
          <table:table-cell table:style-name="ce1" table:formula="of:=SUM([.X25:.X34])" office:value-type="float" office:value="1122" calcext:value-type="float">
            <text:p>1122</text:p>
          </table:table-cell>
          <table:table-cell table:number-columns-repeated="3"/>
          <table:table-cell table:style-name="ce1" table:formula="of:=SUM([.AB25:.AB34])" office:value-type="float" office:value="29" calcext:value-type="float">
            <text:p>29</text:p>
          </table:table-cell>
          <table:table-cell table:style-name="ce1" table:formula="of:=SUM([.AC25:.AC34])" office:value-type="float" office:value="1643" calcext:value-type="float">
            <text:p>1643</text:p>
          </table:table-cell>
          <table:table-cell table:number-columns-repeated="3"/>
          <table:table-cell table:style-name="ce1" table:formula="of:=SUM([.AG25:.AG34])" office:value-type="float" office:value="28" calcext:value-type="float">
            <text:p>28</text:p>
          </table:table-cell>
          <table:table-cell table:style-name="ce1" table:formula="of:=SUM([.AH25:.AH34])" office:value-type="float" office:value="1322" calcext:value-type="float">
            <text:p>1322</text:p>
          </table:table-cell>
        </table:table-row>
        <table:table-row table:style-name="ro1">
          <table:table-cell table:number-columns-repeated="34"/>
        </table:table-row>
        <table:table-row table:style-name="ro1">
          <table:table-cell table:number-columns-repeated="5"/>
          <table:table-cell office:value-type="string" calcext:value-type="string">
            <text:p>Part 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C$38:.C38]))*[.B38]" office:value-type="float" office:value="494" calcext:value-type="float">
            <text:p>494</text:p>
          </table:table-cell>
          <table:table-cell/>
          <table:table-cell table:style-name="ce3" office:value-type="string" calcext:value-type="string">
            <text:p>UV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(30-SUM([.H$38:.H38]))*[.G38]" office:value-type="float" office:value="494" calcext:value-type="float">
            <text:p>494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M$38:.M38]))*[.L38]" office:value-type="float" office:value="494" calcext:value-type="float">
            <text:p>494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R$38:.R38]))*[.Q38]" office:value-type="float" office:value="494" calcext:value-type="float">
            <text:p>494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W$38:.W38]))*[.V38]" office:value-type="float" office:value="494" calcext:value-type="float">
            <text:p>494</text:p>
          </table:table-cell>
          <table:table-cell/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AB$38:.AB38]))*[.AA38]" office:value-type="float" office:value="216" calcext:value-type="float">
            <text:p>216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AG$38:.AG38]))*[.AF38]"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C$38:.C39]))*[.B39]" office:value-type="float" office:value="484" calcext:value-type="float">
            <text:p>484</text:p>
          </table:table-cell>
          <table:table-cell/>
          <table:table-cell table:style-name="ce3" office:value-type="string" calcext:value-type="string">
            <text:p>FC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(30-SUM([.H$38:.H39]))*[.G39]" office:value-type="float" office:value="484" calcext:value-type="float">
            <text:p>484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M$38:.M39]))*[.L39]" office:value-type="float" office:value="484" calcext:value-type="float">
            <text:p>484</text:p>
          </table:table-cell>
          <table:table-cell/>
          <table:table-cell office:value-type="string" calcext:value-type="string">
            <text:p>Q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(30-SUM([.R$38:.R39]))*[.Q39]" office:value-type="float" office:value="115" calcext:value-type="float">
            <text:p>115</text:p>
          </table:table-cell>
          <table:table-cell/>
          <table:table-cell office:value-type="string" calcext:value-type="string">
            <text:p>Q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(30-SUM([.W$38:.W39]))*[.V39]" office:value-type="float" office:value="0" calcext:value-type="float">
            <text:p>0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 (30-SUM([.AB$38:.AB39]))*[.AA39]" office:value-type="float" office:value="528" calcext:value-type="float">
            <text:p>528</text:p>
          </table:table-cell>
          <table:table-cell/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AG$38:.AG39]))*[.AF39]"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C$38:.C40]))*[.B40]" office:value-type="float" office:value="152" calcext:value-type="float">
            <text:p>152</text:p>
          </table:table-cell>
          <table:table-cell/>
          <table:table-cell table:style-name="ce3" office:value-type="string" calcext:value-type="string">
            <text:p>EZ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(30-SUM([.H$38:.H40]))*[.G40]" office:value-type="float" office:value="152" calcext:value-type="float">
            <text:p>152</text:p>
          </table:table-cell>
          <table:table-cell/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M$38:.M40]))*[.L40]" office:value-type="float" office:value="152" calcext:value-type="float">
            <text:p>152</text:p>
          </table:table-cell>
          <table:table-cell/>
          <table:table-cell office:value-type="string" calcext:value-type="string">
            <text:p>TO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(30-SUM([.R$38:.R40]))*[.Q40]" office:value-type="float" office:value="60" calcext:value-type="float">
            <text:p>60</text:p>
          </table:table-cell>
          <table:table-cell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W$38:.W40]))*[.V40]" office:value-type="float" office:value="0" calcext:value-type="float">
            <text:p>0</text:p>
          </table:table-cell>
          <table:table-cell/>
          <table:table-cell office:value-type="string" calcext:value-type="string">
            <text:p>UV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AB$38:.AB40]))*[.AA40]" office:value-type="float" office:value="380" calcext:value-type="float">
            <text:p>380</text:p>
          </table:table-cell>
          <table:table-cell/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AG$38:.AG40]))*[.AF40]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O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 (30-SUM([.C$38:.C41]))*[.B41]" office:value-type="float" office:value="176" calcext:value-type="float">
            <text:p>176</text:p>
          </table:table-cell>
          <table:table-cell/>
          <table:table-cell table:style-name="ce3" office:value-type="string" calcext:value-type="string">
            <text:p>T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 (30-SUM([.H$38:.H41]))*[.G41]" office:value-type="float" office:value="0" calcext:value-type="float">
            <text:p>0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 (30-SUM([.M$38:.M41]))*[.L41]" office:value-type="float" office:value="176" calcext:value-type="float">
            <text:p>176</text:p>
          </table:table-cell>
          <table:table-cell/>
          <table:table-cell office:value-type="string" calcext:value-type="string">
            <text:p>J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R$38:.R41]))*[.Q41]" office:value-type="float" office:value="0" calcext:value-type="float">
            <text:p>0</text:p>
          </table:table-cell>
          <table:table-cell/>
          <table:table-cell office:value-type="string" calcext:value-type="string">
            <text:p>J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 (30-SUM([.W$38:.W41]))*[.V41]" office:value-type="float" office:value="180" calcext:value-type="float">
            <text:p>180</text:p>
          </table:table-cell>
          <table:table-cell/>
          <table:table-cell office:value-type="string" calcext:value-type="string">
            <text:p>Q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 (30-SUM([.AB$38:.AB41]))*[.AA41]" office:value-type="float" office:value="85" calcext:value-type="float">
            <text:p>85</text:p>
          </table:table-cell>
          <table:table-cell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AG$38:.AG41]))*[.AF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 (30-SUM([.C$38:.C42]))*[.B42]" office:value-type="float" office:value="216" calcext:value-type="float">
            <text:p>216</text:p>
          </table:table-cell>
          <table:table-cell/>
          <table:table-cell table:style-name="ce3" office:value-type="string" calcext:value-type="string">
            <text:p>JT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(30-SUM([.H$38:.H42]))*[.G42]" office:value-type="float" office:value="126" calcext:value-type="float">
            <text:p>126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 (30-SUM([.M$38:.M42]))*[.L42]" office:value-type="float" office:value="168" calcext:value-type="float">
            <text:p>168</text:p>
          </table:table-cell>
          <table:table-cell/>
          <table:table-cell office:value-type="string" calcext:value-type="string">
            <text:p>P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 (30-SUM([.R$38:.R42]))*[.Q42]" office:value-type="float" office:value="300" calcext:value-type="float">
            <text:p>300</text:p>
          </table:table-cell>
          <table:table-cell/>
          <table:table-cell office:value-type="string" calcext:value-type="string">
            <text:p>P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 (30-SUM([.W$38:.W42]))*[.V42]" office:value-type="float" office:value="340" calcext:value-type="float">
            <text:p>340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 (30-SUM([.AB$38:.AB42]))*[.AA42]" office:value-type="float" office:value="154" calcext:value-type="float">
            <text:p>154</text:p>
          </table:table-cell>
          <table:table-cell/>
          <table:table-cell office:value-type="string" calcext:value-type="string">
            <text:p>J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(30-SUM([.AG$38:.AG42]))*[.AF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C$38:.C43]))*[.B43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KE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(30-SUM([.H$38:.H43]))*[.G43]" office:value-type="float" office:value="231" calcext:value-type="float">
            <text:p>231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 (30-SUM([.M$38:.M43]))*[.L43]" office:value-type="float" office:value="184" calcext:value-type="float">
            <text:p>184</text:p>
          </table:table-cell>
          <table:table-cell/>
          <table:table-cell office:value-type="string" calcext:value-type="string">
            <text:p>K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 (30-SUM([.R$38:.R43]))*[.Q43]" office:value-type="float" office:value="252" calcext:value-type="float">
            <text:p>252</text:p>
          </table:table-cell>
          <table:table-cell/>
          <table:table-cell office:value-type="string" calcext:value-type="string">
            <text:p>IF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 (30-SUM([.W$38:.W43]))*[.V43]" office:value-type="float" office:value="325" calcext:value-type="float">
            <text:p>325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 (30-SUM([.AB$38:.AB43]))*[.AA43]" office:value-type="float" office:value="140" calcext:value-type="float">
            <text:p>140</text:p>
          </table:table-cell>
          <table:table-cell/>
          <table:table-cell office:value-type="string" calcext:value-type="string">
            <text:p>K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 (30-SUM([.AG$38:.AG43]))*[.AF43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 (30-SUM([.C$38:.C44]))*[.B44]" office:value-type="float" office:value="70" calcext:value-type="float">
            <text:p>70</text:p>
          </table:table-cell>
          <table:table-cell/>
          <table:table-cell table:style-name="ce3" office:value-type="string" calcext:value-type="string">
            <text:p>IR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(30-SUM([.H$38:.H44]))*[.G44]" office:value-type="float" office:value="104" calcext:value-type="float">
            <text:p>104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M$38:.M44]))*[.L44]" office:value-type="float" office:value="0" calcext:value-type="float">
            <text:p>0</text:p>
          </table:table-cell>
          <table:table-cell/>
          <table:table-cell office:value-type="string" calcext:value-type="string">
            <text:p>SV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 (30-SUM([.R$38:.R44]))*[.Q44]" office:value-type="float" office:value="128" calcext:value-type="float">
            <text:p>128</text:p>
          </table:table-cell>
          <table:table-cell/>
          <table:table-cell office:value-type="string" calcext:value-type="string">
            <text:p>I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 (30-SUM([.W$38:.W44]))*[.V44]" office:value-type="float" office:value="117" calcext:value-type="float">
            <text:p>117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 (30-SUM([.AB$38:.AB44]))*[.AA44]" office:value-type="float" office:value="138" calcext:value-type="float">
            <text:p>138</text:p>
          </table:table-cell>
          <table:table-cell/>
          <table:table-cell office:value-type="string" calcext:value-type="string">
            <text:p>I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 (30-SUM([.AG$38:.AG44]))*[.AF44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 (30-SUM([.C$38:.C45]))*[.B45]"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PH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(30-SUM([.H$38:.H45]))*[.G45]" office:value-type="float" office:value="100" calcext:value-type="float">
            <text:p>100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M$38:.M45]))*[.L45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R$38:.R45]))*[.Q45]" office:value-type="float" office:value="0" calcext:value-type="float">
            <text:p>0</text:p>
          </table:table-cell>
          <table:table-cell/>
          <table:table-cell office:value-type="string" calcext:value-type="string">
            <text:p>K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 (30-SUM([.W$38:.W45]))*[.V45]" office:value-type="float" office:value="126" calcext:value-type="float">
            <text:p>126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AB$38:.AB45]))*[.AA45]" office:value-type="float" office:value="0" calcext:value-type="float">
            <text:p>0</text:p>
          </table:table-cell>
          <table:table-cell/>
          <table:table-cell office:value-type="string" calcext:value-type="string">
            <text:p>PH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 (30-SUM([.AG$38:.AG45]))*[.AF45]"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table:formula="of:= (30-SUM([.C$38:.C46]))*[.B46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F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(30-SUM([.H$38:.H46]))*[.G46]" office:value-type="float" office:value="25" calcext:value-type="float">
            <text:p>25</text:p>
          </table:table-cell>
          <table:table-cell/>
          <table:table-cell office:value-type="string" calcext:value-type="string">
            <text:p>PT</text:p>
          </table:table-cell>
          <table:table-cell table:number-columns-repeated="2"/>
          <table:table-cell table:formula="of:= (30-SUM([.M$38:.M46]))*[.L46]" office:value-type="float" office:value="0" calcext:value-type="float">
            <text:p>0</text:p>
          </table:table-cell>
          <table:table-cell table:number-columns-repeated="9"/>
          <table:table-cell table:formula="of:= (30-SUM([.W$38:.W46]))*[.V46]" office:value-type="float" office:value="0" calcext:value-type="float">
            <text:p>0</text:p>
          </table:table-cell>
          <table:table-cell/>
          <table:table-cell office:value-type="string" calcext:value-type="string">
            <text:p>O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(30-SUM([.AB$38:.AB46]))*[.AA46]" office:value-type="float" office:value="0" calcext:value-type="float">
            <text:p>0</text:p>
          </table:table-cell>
          <table:table-cell/>
          <table:table-cell office:value-type="string" calcext:value-type="string">
            <text:p>IF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 (30-SUM([.AG$38:.AG46]))*[.AF46]"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3" table:number-columns-repeated="4"/>
          <table:table-cell table:number-columns-repeated="14"/>
          <table:table-cell table:formula="of:= (30-SUM([.W$38:.W47]))*[.V4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SUM([.C38:.C47])" office:value-type="float" office:value="29" calcext:value-type="float">
            <text:p>29</text:p>
          </table:table-cell>
          <table:table-cell table:style-name="ce1" table:formula="of:=SUM([.D38:.D47])" office:value-type="float" office:value="1615" calcext:value-type="float">
            <text:p>1615</text:p>
          </table:table-cell>
          <table:table-cell/>
          <table:table-cell table:style-name="ce3" table:number-columns-repeated="2"/>
          <table:table-cell table:style-name="ce3" table:formula="of:=SUM([.H38:.H47])" office:value-type="float" office:value="29" calcext:value-type="float">
            <text:p>29</text:p>
          </table:table-cell>
          <table:table-cell table:style-name="ce5" table:formula="of:=SUM([.I38:.I47])" office:value-type="float" office:value="1716" calcext:value-type="float">
            <text:p>1716</text:p>
          </table:table-cell>
          <table:table-cell table:number-columns-repeated="3"/>
          <table:table-cell table:formula="of:=SUM([.M38:.M47])" office:value-type="float" office:value="28" calcext:value-type="float">
            <text:p>28</text:p>
          </table:table-cell>
          <table:table-cell table:style-name="ce1" table:formula="of:=SUM([.N38:.N47])" office:value-type="float" office:value="1658" calcext:value-type="float">
            <text:p>1658</text:p>
          </table:table-cell>
          <table:table-cell table:number-columns-repeated="3"/>
          <table:table-cell table:formula="of:=SUM([.R38:.R47])" office:value-type="float" office:value="25" calcext:value-type="float">
            <text:p>25</text:p>
          </table:table-cell>
          <table:table-cell table:style-name="ce1" table:formula="of:=SUM([.S38:.S47])" office:value-type="float" office:value="1349" calcext:value-type="float">
            <text:p>1349</text:p>
          </table:table-cell>
          <table:table-cell table:number-columns-repeated="3"/>
          <table:table-cell table:formula="of:=SUM([.W38:.W47])" office:value-type="float" office:value="24" calcext:value-type="float">
            <text:p>24</text:p>
          </table:table-cell>
          <table:table-cell table:style-name="ce1" table:formula="of:=SUM([.X38:.X47])" office:value-type="float" office:value="1582" calcext:value-type="float">
            <text:p>1582</text:p>
          </table:table-cell>
          <table:table-cell table:number-columns-repeated="3"/>
          <table:table-cell table:formula="of:=SUM([.AB38:.AB47])" office:value-type="float" office:value="30" calcext:value-type="float">
            <text:p>30</text:p>
          </table:table-cell>
          <table:table-cell table:style-name="ce1" table:formula="of:=SUM([.AC38:.AC47])" office:value-type="float" office:value="1641" calcext:value-type="float">
            <text:p>1641</text:p>
          </table:table-cell>
          <table:table-cell table:number-columns-repeated="3"/>
          <table:table-cell table:formula="of:=SUM([.AG38:.AG47])" office:value-type="float" office:value="28" calcext:value-type="float">
            <text:p>28</text:p>
          </table:table-cell>
          <table:table-cell table:style-name="ce1" table:formula="of:=SUM([.AH38:.AH47])" office:value-type="float" office:value="1669" calcext:value-type="float">
            <text:p>1669</text:p>
          </table:table-cell>
        </table:table-row>
        <table:table-row table:style-name="ro1">
          <table:table-cell table:number-columns-repeated="5"/>
          <table:table-cell table:style-name="ce4" table:number-columns-repeated="4"/>
          <table:table-cell/>
          <table:table-cell table:style-name="ce6" office:value-type="string" calcext:value-type="string">
            <text:p>Part 2</text:p>
          </table:table-cell>
          <table:table-cell table:style-name="ce6" table:number-columns-repeated="8"/>
          <table:table-cell table:number-columns-repeated="15"/>
        </table:table-row>
        <table:table-row table:style-name="ro1">
          <table:table-cell table:number-columns-repeated="10"/>
          <table:table-cell table:number-columns-repeated="3" table:style-name="ce6" office:value-type="string" calcext:value-type="string">
            <text:p>me</text:p>
          </table:table-cell>
          <table:table-cell table:style-name="ce6"/>
          <table:table-cell table:number-columns-repeated="3" table:style-name="ce6" office:value-type="string" calcext:value-type="string">
            <text:p>elephant</text:p>
          </table:table-cell>
          <table:table-cell table:style-name="ce3"/>
          <table:table-cell table:style-name="ce6"/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UV 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 (30-SUM([.H$51:.H51]))*[.G51]" office:value-type="float" office:value="494" calcext:value-type="float">
            <text:p>494</text:p>
          </table:table-cell>
          <table:table-cell/>
          <table:table-cell table:style-name="ce3" office:value-type="string" calcext:value-type="string">
            <text:p>UV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(26-SUM([.M$51:.M51]))*[.L51]" office:value-type="float" office:value="418" calcext:value-type="float">
            <text:p>418</text:p>
          </table:table-cell>
          <table:table-cell table:style-name="ce6" office:value-type="string" calcext:value-type="string">
            <text:p>T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formula="of:= (26-SUM([.Q$51:.Q51]))*[.P51]" office:value-type="float" office:value="0" calcext:value-type="float">
            <text:p>0</text:p>
          </table:table-cell>
          <table:table-cell table:style-name="ce6"/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 (30-SUM([.H$51:.H52]))*[.G52]" office:value-type="float" office:value="484" calcext:value-type="float">
            <text:p>484</text:p>
          </table:table-cell>
          <table:table-cell/>
          <table:table-cell table:style-name="ce3" office:value-type="string" calcext:value-type="string">
            <text:p>FC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(26-SUM([.M$51:.M52]))*[.L52]" office:value-type="float" office:value="396" calcext:value-type="float">
            <text:p>396</text:p>
          </table:table-cell>
          <table:table-cell table:style-name="ce6" office:value-type="string" calcext:value-type="string">
            <text:p>JT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3" table:formula="of:= (26-SUM([.Q$51:.Q52]))*[.P52]" office:value-type="float" office:value="189" calcext:value-type="float">
            <text:p>189</text:p>
          </table:table-cell>
          <table:table-cell table:style-name="ce6"/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EZ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 (30-SUM([.H$51:.H53]))*[.G53]" office:value-type="float" office:value="152" calcext:value-type="float">
            <text:p>152</text:p>
          </table:table-cell>
          <table:table-cell/>
          <table:table-cell table:style-name="ce3" office:value-type="string" calcext:value-type="string">
            <text:p>EZ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(26-SUM([.M$51:.M53]))*[.L53]" office:value-type="float" office:value="120" calcext:value-type="float">
            <text:p>120</text:p>
          </table:table-cell>
          <table:table-cell table:style-name="ce6" office:value-type="string" calcext:value-type="string">
            <text:p>KE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" calcext:value-type="float">
            <text:p>3</text:p>
          </table:table-cell>
          <table:table-cell table:style-name="ce3" table:formula="of:= (26-SUM([.Q$51:.Q53]))*[.P53]" office:value-type="float" office:value="378" calcext:value-type="float">
            <text:p>378</text:p>
          </table:table-cell>
          <table:table-cell table:style-name="ce6"/>
          <table:table-cell table:number-columns-repeated="15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4"/>
          <table:table-cell office:value-type="string" calcext:value-type="string">
            <text:p>OY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 (30-SUM([.H$51:.H54]))*[.G54]" office:value-type="float" office:value="176" calcext:value-type="float">
            <text:p>176</text:p>
          </table:table-cell>
          <table:table-cell/>
          <table:table-cell table:style-name="ce3" office:value-type="string" calcext:value-type="string">
            <text:p>O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(26-SUM([.M$51:.M54]))*[.L54]" office:value-type="float" office:value="132" calcext:value-type="float">
            <text:p>132</text:p>
          </table:table-cell>
          <table:table-cell table:style-name="ce6" office:value-type="string" calcext:value-type="string">
            <text:p>I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" calcext:value-type="float">
            <text:p>3</text:p>
          </table:table-cell>
          <table:table-cell table:style-name="ce3" table:formula="of:= (26-SUM([.Q$51:.Q54]))*[.P54]" office:value-type="float" office:value="195" calcext:value-type="float">
            <text:p>195</text:p>
          </table:table-cell>
          <table:table-cell table:style-name="ce6"/>
          <table:table-cell table:number-columns-repeated="15"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 (30-SUM([.C$55:.C55]))*[.B55]" office:value-type="float" office:value="560" calcext:value-type="float">
            <text:p>560</text:p>
          </table:table-cell>
          <table:table-cell/>
          <table:table-cell office:value-type="string" calcext:value-type="string">
            <text:p>FU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 (30-SUM([.H$51:.H55]))*[.G55]" office:value-type="float" office:value="168" calcext:value-type="float">
            <text:p>168</text:p>
          </table:table-cell>
          <table:table-cell/>
          <table:table-cell table:style-name="ce3" office:value-type="string" calcext:value-type="string">
            <text:p>FU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(26-SUM([.M$51:.M55]))*[.L55]" office:value-type="float" office:value="112" calcext:value-type="float">
            <text:p>112</text:p>
          </table:table-cell>
          <table:table-cell table:style-name="ce6" office:value-type="string" calcext:value-type="string">
            <text:p>PH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3" table:formula="of:= (26-SUM([.Q$51:.Q55]))*[.P55]" office:value-type="float" office:value="240" calcext:value-type="float">
            <text:p>240</text:p>
          </table:table-cell>
          <table:table-cell table:style-name="ce6"/>
          <table:table-cell table:number-columns-repeated="15"/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 (30-SUM([.C$55:.C56]))*[.B56]" office:value-type="float" office:value="325" calcext:value-type="float">
            <text:p>325</text:p>
          </table:table-cell>
          <table:table-cell/>
          <table:table-cell office:value-type="string" calcext:value-type="string">
            <text:p>N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 (30-SUM([.H$51:.H56]))*[.G56]" office:value-type="float" office:value="184" calcext:value-type="float">
            <text:p>184</text:p>
          </table:table-cell>
          <table:table-cell/>
          <table:table-cell table:style-name="ce3" office:value-type="string" calcext:value-type="string">
            <text:p>NN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 (26-SUM([.M$51:.M56]))*[.L56]" office:value-type="float" office:value="92" calcext:value-type="float">
            <text:p>92</text:p>
          </table:table-cell>
          <table:table-cell table:style-name="ce6" office:value-type="string" calcext:value-type="string">
            <text:p>IF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" calcext:value-type="float">
            <text:p>4</text:p>
          </table:table-cell>
          <table:table-cell table:style-name="ce3" table:formula="of:= (26-SUM([.Q$51:.Q56]))*[.P56]" office:value-type="float" office:value="200" calcext:value-type="float">
            <text:p>200</text:p>
          </table:table-cell>
          <table:table-cell table:style-name="ce6"/>
          <table:table-cell table:number-columns-repeated="15"/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 (30-SUM([.C$55:.C57]))*[.B57]" office:value-type="float" office:value="441" calcext:value-type="float">
            <text:p>441</text:p>
          </table:table-cell>
          <table:table-cell table:number-columns-repeated="4"/>
          <table:table-cell table:formula="of:= (30-SUM([.H$51:.H57]))*[.G57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U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 (26-SUM([.M$51:.M57]))*[.L57]" office:value-type="float" office:value="0" calcext:value-type="float">
            <text:p>0</text:p>
          </table:table-cell>
          <table:table-cell table:style-name="ce6" office:value-type="string" calcext:value-type="string">
            <text:p>I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3" table:formula="of:= (26-SUM([.Q$51:.Q57]))*[.P57]" office:value-type="float" office:value="0" calcext:value-type="float">
            <text:p>0</text:p>
          </table:table-cell>
          <table:table-cell table:style-name="ce6"/>
          <table:table-cell table:number-columns-repeated="15"/>
        </table:table-row>
        <table:table-row table:style-name="ro1">
          <table:table-cell office:value-type="string" calcext:value-type="string">
            <text:p>HH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 (30-SUM([.C$55:.C58]))*[.B58]" office:value-type="float" office:value="286" calcext:value-type="float">
            <text:p>286</text:p>
          </table:table-cell>
          <table:table-cell table:number-columns-repeated="4"/>
          <table:table-cell table:formula="of:= (30-SUM([.H$51:.H58]))*[.G58]" office:value-type="float" office:value="0" calcext:value-type="float">
            <text:p>0</text:p>
          </table:table-cell>
          <table:table-cell/>
          <table:table-cell table:style-name="ce3" table:number-columns-repeated="3"/>
          <table:table-cell table:style-name="ce3" table:formula="of:= (26-SUM([.M$51:.M58]))*[.L58]" office:value-type="float" office:value="0" calcext:value-type="float">
            <text:p>0</text:p>
          </table:table-cell>
          <table:table-cell table:style-name="ce6" office:value-type="string" calcext:value-type="string">
            <text:p>SV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" calcext:value-type="float">
            <text:p>3</text:p>
          </table:table-cell>
          <table:table-cell table:style-name="ce3" table:formula="of:= (26-SUM([.Q$51:.Q58]))*[.P58]" office:value-type="float" office:value="32" calcext:value-type="float">
            <text:p>32</text:p>
          </table:table-cell>
          <table:table-cell table:style-name="ce6" office:value-type="string" calcext:value-type="string">
            <text:p>su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 (30-SUM([.C$55:.C59]))*[.B59]" office:value-type="float" office:value="27" calcext:value-type="float">
            <text:p>27</text:p>
          </table:table-cell>
          <table:table-cell table:number-columns-repeated="4"/>
          <table:table-cell table:formula="of:= (30-SUM([.H$51:.H59]))*[.G59]" office:value-type="float" office:value="0" calcext:value-type="float">
            <text:p>0</text:p>
          </table:table-cell>
          <table:table-cell/>
          <table:table-cell table:style-name="ce3" table:number-columns-repeated="3"/>
          <table:table-cell table:style-name="ce3" table:formula="of:= (26-SUM([.M$51:.M59]))*[.L59]" office:value-type="float" office:value="0" calcext:value-type="float">
            <text:p>0</text:p>
          </table:table-cell>
          <table:table-cell table:style-name="ce6" table:number-columns-repeated="3"/>
          <table:table-cell table:style-name="ce3" table:formula="of:= (26-SUM([.Q$51:.Q59]))*[.P59]" office:value-type="float" office:value="0" calcext:value-type="float">
            <text:p>0</text:p>
          </table:table-cell>
          <table:table-cell table:style-name="ce9" table:formula="of:=[.N61]+[.R61]" office:value-type="float" office:value="2504" calcext:value-type="float">
            <text:p>25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(30-SUM([.C$55:.C60]))*[.B60]" office:value-type="float" office:value="12" calcext:value-type="float">
            <text:p>12</text:p>
          </table:table-cell>
          <table:table-cell table:number-columns-repeated="6"/>
          <table:table-cell table:style-name="ce7" table:number-columns-repeated="4"/>
          <table:table-cell table:number-columns-repeated="3"/>
          <table:table-cell table:style-name="ce7"/>
          <table:table-cell table:number-columns-repeated="16"/>
        </table:table-row>
        <table:table-row table:style-name="ro1">
          <table:table-cell table:number-columns-repeated="3"/>
          <table:table-cell table:formula="of:= (30-SUM([.C$55:.C61]))*[.B61]" office:value-type="float" office:value="0" calcext:value-type="float">
            <text:p>0</text:p>
          </table:table-cell>
          <table:table-cell table:number-columns-repeated="3"/>
          <table:table-cell table:formula="of:=SUM([.H51:.H60])" office:value-type="float" office:value="22" calcext:value-type="float">
            <text:p>22</text:p>
          </table:table-cell>
          <table:table-cell table:style-name="ce1" table:formula="of:=SUM([.I51:.I60])" office:value-type="float" office:value="1658" calcext:value-type="float">
            <text:p>1658</text:p>
          </table:table-cell>
          <table:table-cell/>
          <table:table-cell table:style-name="ce7" table:number-columns-repeated="2"/>
          <table:table-cell table:style-name="ce7" table:formula="of:=SUM([.M51:.M60])" office:value-type="float" office:value="25" calcext:value-type="float">
            <text:p>25</text:p>
          </table:table-cell>
          <table:table-cell table:style-name="ce8" table:formula="of:=SUM([.N51:.N60])" office:value-type="float" office:value="1270" calcext:value-type="float">
            <text:p>1270</text:p>
          </table:table-cell>
          <table:table-cell office:value-type="float" office:value="1270" calcext:value-type="float">
            <text:p>1270</text:p>
          </table:table-cell>
          <table:table-cell/>
          <table:table-cell table:formula="of:=SUM([.Q51:.Q60])" office:value-type="float" office:value="24" calcext:value-type="float">
            <text:p>24</text:p>
          </table:table-cell>
          <table:table-cell table:style-name="ce8" table:formula="of:=SUM([.R51:.R60])" office:value-type="float" office:value="1234" calcext:value-type="float">
            <text:p>1234</text:p>
          </table:table-cell>
          <table:table-cell office:value-type="float" office:value="1225" calcext:value-type="float">
            <text:p>1225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 (30-SUM([.C$55:.C62]))*[.B62]" office:value-type="float" office:value="0" calcext:value-type="float">
            <text:p>0</text:p>
          </table:table-cell>
          <table:table-cell table:number-columns-repeated="6"/>
          <table:table-cell table:style-name="ce7" office:value-type="string" calcext:value-type="string">
            <text:p>UV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string" calcext:value-type="string">
            <text:p>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 (30-SUM([.C$55:.C63]))*[.B63]" office:value-type="float" office:value="0" calcext:value-type="float">
            <text:p>0</text:p>
          </table:table-cell>
          <table:table-cell table:number-columns-repeated="6"/>
          <table:table-cell table:style-name="ce7" office:value-type="string" calcext:value-type="string">
            <text:p>FC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string" calcext:value-type="string">
            <text:p>J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7" office:value-type="string" calcext:value-type="string">
            <text:p>EZ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string" calcext:value-type="string">
            <text:p>K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SUM([.C55:.C64])" office:value-type="float" office:value="24" calcext:value-type="float">
            <text:p>24</text:p>
          </table:table-cell>
          <table:table-cell table:style-name="ce1" table:formula="of:=SUM([.D55:.D64])" office:value-type="float" office:value="1651" calcext:value-type="float">
            <text:p>1651</text:p>
          </table:table-cell>
          <table:table-cell table:number-columns-repeated="6"/>
          <table:table-cell table:style-name="ce7" office:value-type="string" calcext:value-type="string">
            <text:p>OY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string" calcext:value-type="string">
            <text:p>I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7" office:value-type="string" calcext:value-type="string">
            <text:p>FU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string" calcext:value-type="string">
            <text:p>IF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7" office:value-type="string" calcext:value-type="string">
            <text:p>NN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office:value-type="string" calcext:value-type="string">
            <text:p>P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7" office:value-type="string" calcext:value-type="string">
            <text:p>FU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string" calcext:value-type="string">
            <text:p>SV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.00.0000</text:date>, <text:time style:data-style-name="N2" text:time-value="07:39:04.390537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7T17:48:35.482271926</meta:creation-date>
    <dc:date>2022-12-18T12:15:03.698376016</dc:date>
    <meta:editing-duration>PT6H6M15S</meta:editing-duration>
    <meta:editing-cycles>31</meta:editing-cycles>
    <meta:generator>LibreOffice/6.4.7.2$Linux_X86_64 LibreOffice_project/40$Build-2</meta:generator>
    <meta:document-statistic meta:table-count="1" meta:cell-count="1172" meta:object-count="0"/>
  </office:meta>
</office:document-meta>
</file>